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Value.getInternalValue( int targe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Valu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Value.getValue( int type , NamePath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Value.StringValue( String value , NamePathResolver n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